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03890b"/>
    </style:style>
    <style:style style:name="P2" style:family="paragraph" style:parent-style-name="Standard">
      <style:paragraph-properties style:writing-mode="lr-tb"/>
      <style:text-properties officeooo:paragraph-rsid="0003d757"/>
    </style:style>
    <style:style style:name="P3" style:family="paragraph" style:parent-style-name="Standard">
      <style:paragraph-properties style:writing-mode="lr-tb"/>
      <style:text-properties officeooo:paragraph-rsid="0004b81d"/>
    </style:style>
    <style:style style:name="P4" style:family="paragraph" style:parent-style-name="Standard">
      <style:paragraph-properties fo:break-before="page" style:writing-mode="lr-tb"/>
      <style:text-properties officeooo:paragraph-rsid="0003d757"/>
    </style:style>
    <style:style style:name="P5" style:family="paragraph" style:parent-style-name="Standard">
      <style:paragraph-properties style:writing-mode="lr-tb"/>
      <style:text-properties style:font-name="serif" fo:font-size="19.5pt" officeooo:paragraph-rsid="0003890b"/>
    </style:style>
    <style:style style:name="P6" style:family="paragraph" style:parent-style-name="Standard">
      <style:paragraph-properties style:writing-mode="lr-tb"/>
      <style:text-properties style:font-name="serif" fo:font-size="15.75pt" officeooo:paragraph-rsid="0003890b"/>
    </style:style>
    <style:style style:name="P7" style:family="paragraph" style:parent-style-name="Standard">
      <style:paragraph-properties style:writing-mode="lr-tb"/>
      <style:text-properties style:font-name="serif" fo:font-size="15.75pt" officeooo:paragraph-rsid="0003d757"/>
    </style:style>
    <style:style style:name="P8" style:family="paragraph" style:parent-style-name="Standard">
      <style:paragraph-properties style:writing-mode="lr-tb"/>
      <style:text-properties style:font-name="serif" fo:font-size="15.75pt" officeooo:paragraph-rsid="0004b81d"/>
    </style:style>
    <style:style style:name="T1" style:family="text">
      <style:text-properties style:font-name="serif" fo:font-size="12pt"/>
    </style:style>
    <style:style style:name="T2" style:family="text">
      <style:text-properties style:font-name="serif" fo:font-size="19.5pt"/>
    </style:style>
    <style:style style:name="T3" style:family="text">
      <style:text-properties style:font-name="serif" fo:font-size="15.75pt"/>
    </style:style>
    <style:style style:name="T4" style:family="text">
      <style:text-properties style:font-name="serif" fo:font-size="15.75pt" officeooo:rsid="0003890b"/>
    </style:style>
    <style:style style:name="T5" style:family="text">
      <style:text-properties style:font-name="serif" fo:font-size="15.75pt" officeooo:rsid="0004b81d"/>
    </style:style>
    <style:style style:name="T6" style:family="text">
      <style:text-properties style:font-name="serif" fo:font-size="16.5pt"/>
    </style:style>
    <style:style style:name="T7" style:family="text">
      <style:text-properties style:font-name="serif" fo:font-size="16.5pt" officeooo:rsid="0003890b"/>
    </style:style>
    <style:style style:name="T8" style:family="text">
      <style:text-properties officeooo:rsid="0005b0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entro de Formación Profesional SOLVAM Sistemes Informàtics</text:span> <text:line-break/><text:span text:style-name="T2">Activitat 2 – COMODINS i EXPRESIONS REGULARS </text:span><text:line-break/><text:span text:style-name="T2">Unitat 5. GNU LINUX </text:span></text:p>
      <text:p text:style-name="P5"/>
      <text:p text:style-name="P1"><text:span text:style-name="T3">1.</text:span> <text:span text:style-name="T3">Crea un directori de prova anomenat </text:span><text:span text:style-name="T6">test</text:span> <text:span text:style-name="T3">al teu </text:span><text:span text:style-name="T6">home</text:span> <text:span text:style-name="T3">i entra dins d’ell.</text:span></text:p>
      <text:p text:style-name="P6"/>
      <text:p text:style-name="P6">alumno@1DAW15:~$ mkdir ./test</text:p>
      <text:p text:style-name="P6">alumno@1DAW15:~$ cd ./test</text:p>
      <text:p text:style-name="P6"/>
      <text:p text:style-name="P1"><text:span text:style-name="T3">2.</text:span> <text:span text:style-name="T3">Crea els següents arxius: </text:span><text:span text:style-name="T6">arxiu1 arxiu10 arxiu11 arxiu2 Arxiu2 Arxiu3 arxiu33 arxiuAB arxiua arxiuA arxiuAAA Fitxer01 fitxer01 inform33 arxiu</text:span><text:span text:style-name="T7">-</text:span><text:span text:style-name="T6"> arxiu 2</text:span> <text:s/><text:span text:style-name="T3">(l’últim arxiu te 7 caràcters incloent un espai abans del 2)</text:span></text:p>
      <text:p text:style-name="P6"/>
      <text:p text:style-name="P6">alumno@1DAW15:~/test$ touch arxiu1 arxiu10 arxiu11 arxiu2 Arxiu2 Arxiu3 arxiu33 arxiuAB arxiua arxiuA arxiuAAA Fitxer01 fitxer01 inform33 arxiu- "arxiu 2"</text:p>
      <text:p text:style-name="P6"/>
      <text:p text:style-name="P1"><text:span text:style-name="T3">3.</text:span> <text:span text:style-name="T3">Llista (sempre amb ls) tots els arxius que comencen per </text:span><text:span text:style-name="T6">arxiu.</text:span></text:p>
      <text:p text:style-name="P1"/>
      <text:p text:style-name="P1">alumno@1DAW15:~/test$ ls arxiu*</text:p>
      <text:p text:style-name="P1"/>
      <text:p text:style-name="P1"><text:span text:style-name="T3">4.</text:span> <text:span text:style-name="T3">Llista tots els arxius que comencen per </text:span><text:span text:style-name="T6">Arxiu.</text:span></text:p>
      <text:p text:style-name="P1"/>
      <text:p text:style-name="P1">alumno@1DAW15:~/test$ ls Arxiu*</text:p>
      <text:p text:style-name="P1"/>
      <text:p text:style-name="P1"/>
      <text:p text:style-name="P1"><text:span text:style-name="T3">5.</text:span> <text:span text:style-name="T3">Llista tots els arxius que comencen per </text:span><text:span text:style-name="T6">arxiu</text:span> <text:span text:style-name="T3">i terminen en un dígit.</text:span></text:p>
      <text:p text:style-name="P6"/>
      <text:p text:style-name="P6">alumno@1DAW15:~/test$ ls arxiu*[0-9]</text:p>
      <text:p text:style-name="P6"/>
      <text:p text:style-name="P1"><text:span text:style-name="T3">6.</text:span> <text:span text:style-name="T3">Llista tots els arxius que comencen per </text:span><text:span text:style-name="T6">arxiu</text:span> <text:span text:style-name="T3">i terminen en una lletra.</text:span></text:p>
      <text:p text:style-name="P6"/>
      <text:p text:style-name="P6">alumno@1DAW15:~/test$ ls arxiu*[a-zA-Z]</text:p>
      <text:p text:style-name="P6"/>
      <text:p text:style-name="P6"><text:soft-page-break/></text:p>
      <text:p text:style-name="P6"/>
      <text:p text:style-name="P1"><text:span text:style-name="T3">7.</text:span> <text:span text:style-name="T3">Llista tots els arxius que terminen en un </text:span><text:span text:style-name="T4">guió</text:span><text:span text:style-name="T6">-</text:span><text:span text:style-name="T3">.</text:span></text:p>
      <text:p text:style-name="P6"/>
      <text:p text:style-name="P6">alumno@1DAW15:~/test$ ls *-</text:p>
      <text:p text:style-name="P6"/>
      <text:p text:style-name="P1"><text:span text:style-name="T3">8.</text:span> <text:span text:style-name="T3">Llista tots els arxius que comencen per </text:span><text:span text:style-name="T6">Arxiu</text:span> <text:span text:style-name="T3">i tinguen un dígit com a sisè caràcter.</text:span></text:p>
      <text:p text:style-name="P6"/>
      <text:p text:style-name="P6">alumno@1DAW15:~/test$ ls Arxiu[0-9]*</text:p>
      <text:p text:style-name="P6"/>
      <text:p text:style-name="P1"><text:span text:style-name="T3">9.</text:span> <text:span text:style-name="T3">Llista tots els arxius que comencen per </text:span><text:span text:style-name="T6">Arxiu</text:span> <text:span text:style-name="T3">i tinguen un dígit com a sisé caràcter acabant en ell.</text:span></text:p>
      <text:p text:style-name="P6"><text:s/></text:p>
      <text:p text:style-name="P6">alumno@1DAW15:~/test$ ls Arxiu[0-9]</text:p>
      <text:p text:style-name="P6"/>
      <text:p text:style-name="P1"><text:span text:style-name="T3">10.</text:span> <text:span text:style-name="T3">Llista tots els arxius que comencen per una lletra i terminen en un número.</text:span></text:p>
      <text:p text:style-name="P6"/>
      <text:p text:style-name="P6">alumno@1DAW15:~/test$ ls [a-zA-Z]*[0-9]</text:p>
      <text:p text:style-name="P6"/>
      <text:p text:style-name="P1"><text:span text:style-name="T3">11.</text:span> <text:span text:style-name="T3">Llista tots els arxius que tinguen exactament sis caràcters.</text:span></text:p>
      <text:p text:style-name="P6"/>
      <text:p text:style-name="P6">alumno@1DAW15:~/test$ ls ??????</text:p>
      <text:p text:style-name="P6"/>
      <text:p text:style-name="P1"><text:span text:style-name="T3">12.</text:span> <text:span text:style-name="T3">Llista tots els arxius que comencen amb </text:span><text:span text:style-name="T6">a</text:span> <text:span text:style-name="T3">o </text:span><text:span text:style-name="T6">A</text:span><text:span text:style-name="T3">, i terminen en </text:span><text:span text:style-name="T6">3</text:span> <text:span text:style-name="T3">o </text:span><text:span text:style-name="T6">A</text:span><text:span text:style-name="T3">.</text:span></text:p>
      <text:p text:style-name="P6"/>
      <text:p text:style-name="P6">alumno@1DAW15:~/test$ ls [aA]*[3A]</text:p>
      <text:p text:style-name="P6"/>
      <text:p text:style-name="P2"><text:span text:style-name="T3">13.</text:span> <text:span text:style-name="T3">Llista tots els arxius que comencen amb lletra, i terminen en dígit.</text:span></text:p>
      <text:p text:style-name="P7"/>
      <text:p text:style-name="P7">alumno@1DAW15:~/test$ ls [a-zA-Z]*[0-9]</text:p>
      <text:p text:style-name="P7"/>
      <text:p text:style-name="P4"><text:span text:style-name="T3">14.</text:span> <text:span text:style-name="T3">Llista tots els arxius que comencen per </text:span><text:span text:style-name="T6">a</text:span><text:span text:style-name="T3">, tinguen </text:span><text:span text:style-name="T6">r</text:span> <text:span text:style-name="T3">o </text:span><text:span text:style-name="T6">M</text:span> <text:span text:style-name="T3">com a segon caràcter i terminen en un número.</text:span></text:p>
      <text:p text:style-name="P7"/>
      <text:p text:style-name="P7">alumno@1DAW15:~/test$ ls a[rM]*[0-9]</text:p>
      <text:p text:style-name="P7"/>
      <text:p text:style-name="P2"><text:span text:style-name="T3">15.</text:span> <text:span text:style-name="T3">Llista tots els arxius que no comencen per la lletra </text:span><text:span text:style-name="T6">A</text:span><text:span text:style-name="T3">.</text:span></text:p>
      <text:p text:style-name="P7"/>
      <text:p text:style-name="P7">alumno@1DAW15:~/test$ ls [!A]*</text:p>
      <text:p text:style-name="P7"/>
      <text:p text:style-name="P3"><text:span text:style-name="T3">16.</text:span> <text:span text:style-name="T3">Llista tots els arxius que comencen per una lletra majúscula.</text:span></text:p>
      <text:p text:style-name="P8"/>
      <text:p text:style-name="P8">alumno@1DAW15:~/test$ ls [A-Z]*</text:p>
      <text:p text:style-name="P8"/>
      <text:p text:style-name="P3"><text:span text:style-name="T3">17.</text:span> <text:span text:style-name="T3">Llista tots els arxius que comencen per una lletra minúscula entre la </text:span><text:span text:style-name="T6">A</text:span> <text:span text:style-name="T3">i la </text:span><text:span text:style-name="T6">F</text:span><text:span text:style-name="T3">.</text:span></text:p>
      <text:p text:style-name="P8"/>
      <text:p text:style-name="P8">alumno@1DAW15:~/test$ ls [<text:span text:style-name="T8">a</text:span>-<text:span text:style-name="T8">f</text:span>]*</text:p>
      <text:p text:style-name="P8"/>
      <text:p text:style-name="P3"><text:span text:style-name="T3">18.</text:span> <text:span text:style-name="T3">Llista tots els arxius que terminen per una lletra minúscula.</text:span></text:p>
      <text:p text:style-name="P8"/>
      <text:p text:style-name="P8">alumno@1DAW15:~/test$ ls *[a-z]</text:p>
      <text:p text:style-name="P8"/>
      <text:p text:style-name="P3"><text:span text:style-name="T3">19.</text:span> <text:span text:style-name="T3">Si has tingut problemes fent els últims tres exercicis busca informació a Internet sobre la variable $LANG de Linux. Si has trobat la solució, torna a fer-los a vore si ha tingut efecte.</text:span></text:p>
      <text:p text:style-name="P8"/>
      <text:p text:style-name="P3"><text:span text:style-name="T3">- </text:span><text:span text:style-name="T5">No he tingut cap problem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1:52:02.902508019</meta:creation-date>
    <dc:date>2022-03-09T13:45:00.677592716</dc:date>
    <meta:editing-duration>PT14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41" meta:word-count="402" meta:character-count="2548" meta:non-whitespace-character-count="2180"/>
  </office:meta>
</office:document-meta>
</file>